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8000003692DFE4E4547ED47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1.527cm" draw:z-index="0"><draw:image xlink:href="Pictures/1000020100000558000003692DFE4E4547ED472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9T15:14:15.895373042</meta:creation-date>
    <dc:date>2024-11-29T15:14:55.168992462</dc:date>
    <meta:editing-duration>PT3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